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Segoe UI Web" svg:font-family="'Segoe UI Web', 'Segoe UI', 'Segoe WP', 'Segoe UI Emoji', Tahoma, Arial, sans-serif"/>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52424" loext:opacity="100%" style:font-name="Segoe UI Web" fo:font-size="10.5pt" fo:letter-spacing="normal" fo:font-style="normal" fo:font-weight="normal"/>
    </style:style>
    <style:style style:name="P2"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252424" loext:opacity="100%" style:font-name="Segoe UI Web" fo:font-size="10.5pt" fo:letter-spacing="normal" fo:font-style="normal" fo:font-weight="bold"/>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252424" loext:opacity="100%" style:font-name="Segoe UI Web" fo:font-size="10.5pt" fo:letter-spacing="normal" fo:font-style="normal" fo:font-weight="bold"/>
    </style:style>
    <style:style style:name="P4"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T1" style:family="text">
      <style:text-properties fo:font-variant="normal" fo:text-transform="none" fo:color="#252424" loext:opacity="100%" style:font-name="Segoe UI Web" fo:font-size="10.5pt" fo:letter-spacing="normal" fo:font-style="normal" fo:font-weight="bold"/>
    </style:style>
    <style:style style:name="T2" style:family="text">
      <style:text-properties fo:font-variant="normal" fo:text-transform="none" fo:color="#252424" loext:opacity="100%" style:font-name="Segoe UI Web" fo:font-size="10.5pt" fo:letter-spacing="normal" fo:font-style="normal" fo:font-weight="bold" fo:background-color="transparent" loext:char-shading-value="0"/>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o, saca un fork del proyecto que hiciste en grupo (ahora trabajaremos sobre él pero de forma individual). Trabajarás sobre este fork ahora en tu propio repositorio, que deberá ser privado (sólo el profesor tendrá acceso). Explica (en el readme) y realiza los siguientes puntos:</text:p>
      <text:p text:style-name="P2"/>
      <text:list xml:id="list4240461668" text:style-name="L1">
        <text:list-item>
          <text:p text:style-name="P3">Crea un logo propio (utilizando herramientas vistas en clase)</text:p>
        </text:list-item>
        <text:list-item>
          <text:p text:style-name="P3">Reemplaza las imágenes por otras con licencia CC y eligiendo justificadamente el formato y tipo (vector/raster)</text:p>
        </text:list-item>
        <text:list-item>
          <text:p text:style-name="P3">Reduce el peso de las imágenes de la web (recuerda mantener una copia de las originales)</text:p>
        </text:list-item>
        <text:list-item>
          <text:p text:style-name="P4"><text:span text:style-name="T1">Aplica al menos un par de estilos a las imágenes, para ello puedes servirte de esta </text:span><text:a xlink:type="simple" xlink:href="https://www.w3schools.com/css/css3_images.asp" office:target-frame-name="_blank" xlink:show="new" text:style-name="Internet_20_link" text:visited-style-name="Visited_20_Internet_20_Link"><text:span text:style-name="T2">documentación</text:span></text:a><text:span text:style-name="T1">.</text:span></text:p>
        </text:list-item>
        <text:list-item>
          <text:p text:style-name="P3">Añade un audio aceptado por el estándar W3C. Si se visualiza en un navegador que no interpreta HTML5, haz que sea compatible.</text:p>
        </text:list-item>
        <text:list-item>
          <text:p text:style-name="P3">Añade un vídeo corto y otro largo con la precarga que consideres más adecuada en cada caso. No uses los controles por defecto, en su lugar añade otros personalizados.</text:p>
        </text:list-item>
        <text:list-item>
          <text:p text:style-name="P3">Añade al menos una animación a una imagen usando transform (tenéis que investigarlo)</text:p>
        </text:list-item>
        <text:list-item>
          <text:p text:style-name="P3">Añade al menos una transición usando steps.</text:p>
        </text:list-item>
        <text:list-item>
          <text:p text:style-name="P3">Añade un dialog cuyo fondo oculte el resto de la página</text:p>
        </text:list-item>
        <text:list-item>
          <text:p text:style-name="P3">Crea una guía de estilo para la aplicación (en caso de haberla creado previamente, actualizala con lo que creas conveniente para realizar la práctica)</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Segoe UI Web" svg:font-family="'Segoe UI Web', 'Segoe UI', 'Segoe WP', 'Segoe UI Emoji', Tahoma, Arial,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9T13:48:57.797000000</dc:date>
    <meta:editing-duration>PT13S</meta:editing-duration>
    <meta:editing-cycles>1</meta:editing-cycles>
    <meta:document-statistic meta:table-count="0" meta:image-count="0" meta:object-count="0" meta:page-count="1" meta:paragraph-count="11" meta:word-count="219" meta:character-count="1285" meta:non-whitespace-character-count="1087"/>
    <meta:generator>LibreOffice/7.2.0.4$Windows_X86_64 LibreOffice_project/9a9c6381e3f7a62afc1329bd359cc48accb6435b</meta:generator>
  </office:meta>
</office:document-meta>
</file>